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Montserrat" svg:font-family="Montserrat, sans-serif"/>
    <style:font-face style:name="Roboto" svg:font-family="Roboto, sans-serif"/>
    <style:font-face style:name="Segoe UI" svg:font-family="'Segoe UI', 'DejaVu Sans', 'Trebuchet MS', Verdan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000000" style:font-name="Arial" fo:font-size="12pt" fo:letter-spacing="normal" fo:font-style="normal" fo:font-weight="normal" officeooo:rsid="000cb65a" officeooo:paragraph-rsid="000cb65a" style:font-size-asian="12pt" style:font-size-complex="12pt"/>
    </style:style>
    <style:style style:name="P2" style:family="paragraph" style:parent-style-name="Standard">
      <style:text-properties fo:color="#000000" style:font-name="Arial" fo:font-size="12pt" officeooo:rsid="000cb65a" officeooo:paragraph-rsid="000cb65a" style:font-size-asian="12pt" style:font-size-complex="12pt"/>
    </style:style>
    <style:style style:name="P3" style:family="paragraph" style:parent-style-name="Standard">
      <style:paragraph-properties fo:text-align="center" style:justify-single-word="false"/>
      <style:text-properties fo:color="#000000" style:font-name="Arial" fo:font-size="14pt" officeooo:rsid="000cb65a" officeooo:paragraph-rsid="000cb65a" style:font-size-asian="14pt" style:font-size-complex="14pt"/>
    </style:style>
    <style:style style:name="P4" style:family="paragraph" style:parent-style-name="Text_20_body">
      <style:text-properties fo:font-variant="normal" fo:text-transform="none" fo:color="#000000" style:font-name="Arial" fo:font-size="12pt" fo:letter-spacing="normal" fo:font-style="normal" fo:font-weight="normal" officeooo:rsid="000cb65a" officeooo:paragraph-rsid="000cb65a" style:font-size-asian="12pt" style:font-size-complex="12pt"/>
    </style:style>
    <style:style style:name="P5" style:family="paragraph" style:parent-style-name="Text_20_body">
      <style:text-properties fo:color="#000000" style:font-name="Arial" fo:font-size="12pt" officeooo:rsid="000cb65a" officeooo:paragraph-rsid="000cb65a" style:font-size-asian="12pt" style:font-size-complex="12pt"/>
    </style:style>
    <style:style style:name="P6" style:family="paragraph" style:parent-style-name="Text_20_body">
      <style:text-properties fo:color="#000000" style:font-name="Arial" fo:font-size="12pt" officeooo:rsid="000f147c" officeooo:paragraph-rsid="000f147c" style:font-size-asian="12pt" style:font-size-complex="12pt"/>
    </style:style>
    <style:style style:name="P7" style:family="paragraph" style:parent-style-name="Text_20_body">
      <style:text-properties fo:color="#000000" style:font-name="Arial" fo:font-size="12pt" officeooo:rsid="000fa800" officeooo:paragraph-rsid="000fa800" style:font-size-asian="12pt" style:font-size-complex="12pt"/>
    </style:style>
    <style:style style:name="P8" style:family="paragraph" style:parent-style-name="Text_20_body">
      <style:paragraph-properties fo:margin-left="0in" fo:margin-right="0in" fo:margin-top="0.1563in" fo:margin-bottom="0in" style:contextual-spacing="false" fo:text-indent="0in" style:auto-text-indent="false" fo:padding="0in" fo:border="none"/>
      <style:text-properties fo:color="#000000" style:font-name="Arial" fo:font-size="12pt" style:font-size-asian="12pt" style:font-size-complex="12pt"/>
    </style:style>
    <style:style style:name="P9" style:family="paragraph" style:parent-style-name="Text_20_body">
      <style:paragraph-properties fo:margin-left="0in" fo:margin-right="0in" fo:margin-top="0.1563in" fo:margin-bottom="0in" style:contextual-spacing="false" fo:text-indent="0in" style:auto-text-indent="false" fo:padding="0in" fo:border="none"/>
      <style:text-properties fo:color="#000000" style:font-name="Arial" fo:font-size="12pt" officeooo:rsid="000cb65a" officeooo:paragraph-rsid="000cb65a" style:font-size-asian="12pt" style:font-size-complex="12pt"/>
    </style:style>
    <style:style style:name="P10" style:family="paragraph" style:parent-style-name="Text_20_body">
      <style:paragraph-properties fo:margin-left="0in" fo:margin-right="0in" fo:margin-top="0.1563in" fo:margin-bottom="0in" style:contextual-spacing="false" fo:text-indent="0in" style:auto-text-indent="false" fo:padding="0in" fo:border="none"/>
      <style:text-properties fo:color="#000000" style:font-name="Arial" fo:font-size="12pt" officeooo:rsid="000f147c" officeooo:paragraph-rsid="000f147c" style:font-size-asian="12pt" style:font-size-complex="12pt"/>
    </style:style>
    <style:style style:name="P11" style:family="paragraph" style:parent-style-name="Text_20_body">
      <style:paragraph-properties fo:margin-left="0in" fo:margin-right="0in" fo:margin-top="0.1563in" fo:margin-bottom="0in" style:contextual-spacing="false" fo:text-align="center" style:justify-single-word="false" fo:text-indent="0in" style:auto-text-indent="false" fo:padding="0in" fo:border="none"/>
      <style:text-properties fo:color="#000000" style:font-name="Arial" fo:font-size="12pt" fo:font-style="italic" style:text-underline-style="solid" style:text-underline-width="auto" style:text-underline-color="font-color" officeooo:rsid="000cb65a" officeooo:paragraph-rsid="000cb65a" style:font-size-asian="12pt" style:font-style-asian="italic" style:font-size-complex="12pt" style:font-style-complex="italic"/>
    </style:style>
    <style:style style:name="P12" style:family="paragraph" style:parent-style-name="Text_20_body">
      <style:paragraph-properties fo:margin-left="0in" fo:margin-right="0in" fo:margin-top="0.1563in" fo:margin-bottom="0in" style:contextual-spacing="false" fo:text-align="center" style:justify-single-word="false" fo:text-indent="0in" style:auto-text-indent="false" fo:padding="0in" fo:border="none"/>
      <style:text-properties fo:color="#000000" style:font-name="Arial" fo:font-size="14pt" fo:font-style="italic" style:text-underline-style="solid" style:text-underline-width="auto" style:text-underline-color="font-color" fo:font-weight="bold" officeooo:rsid="000cb65a" officeooo:paragraph-rsid="000cb65a" style:font-size-asian="14pt" style:font-style-asian="italic" style:font-weight-asian="bold" style:font-size-complex="14pt" style:font-style-complex="italic" style:font-weight-complex="bold"/>
    </style:style>
    <style:style style:name="P13" style:family="paragraph" style:parent-style-name="Heading_20_5">
      <style:paragraph-properties fo:margin-left="0in" fo:margin-right="0in" fo:margin-top="0.1043in" fo:margin-bottom="0.1043in" style:contextual-spacing="false" fo:text-align="center" style:justify-single-word="false" fo:widows="1" fo:text-indent="0in" style:auto-text-indent="false" fo:padding="0in" fo:border="none"/>
      <style:text-properties fo:font-variant="normal" fo:text-transform="none" fo:color="#000000" style:font-name="Arial" fo:font-size="12pt" fo:letter-spacing="-0.0102in" fo:font-style="italic" style:text-underline-style="solid" style:text-underline-width="auto" style:text-underline-color="font-color" fo:font-weight="normal" style:font-size-asian="12pt" style:font-style-asian="italic" style:font-size-complex="12pt" style:font-style-complex="italic"/>
    </style:style>
    <style:style style:name="P14" style:family="paragraph" style:parent-style-name="Heading_20_2">
      <style:text-properties fo:font-variant="normal" fo:text-transform="none" fo:color="#000000" style:font-name="Arial" fo:font-size="12pt" fo:letter-spacing="-0.0102in" style:font-size-asian="12pt" style:font-size-complex="12pt"/>
    </style:style>
    <style:style style:name="P15" style:family="paragraph" style:parent-style-name="Heading_20_3">
      <style:text-properties officeooo:rsid="000cb65a" officeooo:paragraph-rsid="000cb65a"/>
    </style:style>
    <style:style style:name="P16" style:family="paragraph" style:parent-style-name="Heading_20_3">
      <style:paragraph-properties fo:text-align="center" style:justify-single-word="false"/>
      <style:text-properties officeooo:rsid="000cb65a" officeooo:paragraph-rsid="000cb65a"/>
    </style:style>
    <style:style style:name="P17" style:family="paragraph" style:parent-style-name="Heading_20_3">
      <style:text-properties fo:font-variant="normal" fo:text-transform="none" fo:color="#666666" style:font-name="Roboto" fo:font-size="10.5pt" fo:letter-spacing="normal" fo:font-style="normal" fo:font-weight="normal" officeooo:rsid="000cb65a" officeooo:paragraph-rsid="000cb65a"/>
    </style:style>
    <style:style style:name="P18" style:family="paragraph" style:parent-style-name="Heading_20_5">
      <style:paragraph-properties fo:text-align="center" style:justify-single-word="false"/>
      <style:text-properties fo:font-variant="normal" fo:text-transform="none" fo:color="#000000" style:font-name="Arial" fo:font-size="12pt" fo:letter-spacing="-0.0102in" fo:font-style="italic" style:text-underline-style="solid" style:text-underline-width="auto" style:text-underline-color="font-color" fo:font-weight="normal" officeooo:rsid="000cb65a" officeooo:paragraph-rsid="000cb65a" style:font-size-asian="12pt" style:font-style-asian="italic" style:font-size-complex="12pt" style:font-style-complex="italic"/>
    </style:style>
    <style:style style:name="P19" style:family="paragraph" style:parent-style-name="Standard">
      <style:text-properties fo:font-variant="normal" fo:text-transform="none" fo:color="#000000" style:font-name="Arial" fo:font-size="12pt" fo:letter-spacing="normal" fo:font-style="normal" fo:font-weight="normal" officeooo:rsid="000cb65a" officeooo:paragraph-rsid="000cb65a" style:font-size-asian="12pt" style:font-size-complex="12pt"/>
    </style:style>
    <style:style style:name="P20" style:family="paragraph" style:parent-style-name="Standard">
      <style:text-properties fo:font-variant="normal" fo:text-transform="none" fo:color="#000000" style:font-name="Arial" fo:font-size="12pt" fo:letter-spacing="normal" fo:font-style="normal" fo:font-weight="normal" officeooo:rsid="00119424" officeooo:paragraph-rsid="00119424" style:font-size-asian="12pt" style:font-size-complex="12pt"/>
    </style:style>
    <style:style style:name="P21" style:family="paragraph" style:parent-style-name="Text_20_body">
      <style:paragraph-properties fo:text-align="center" style:justify-single-word="false"/>
      <style:text-properties fo:font-variant="normal" fo:text-transform="none" fo:color="#000000" style:font-name="Arial" fo:font-size="14pt" fo:letter-spacing="-0.0102in" fo:font-style="normal" fo:font-weight="bold" officeooo:rsid="000cb65a" officeooo:paragraph-rsid="000cb65a" style:font-size-asian="14pt" style:font-weight-asian="bold" style:font-size-complex="14pt" style:font-weight-complex="bold" fo:padding="0in" fo:border="none"/>
    </style:style>
    <style:style style:name="P22" style:family="paragraph" style:parent-style-name="Text_20_body">
      <style:paragraph-properties fo:text-align="center" style:justify-single-word="false"/>
      <style:text-properties fo:font-variant="normal" fo:text-transform="none" fo:color="#000000" style:font-name="Arial" fo:font-size="12pt" fo:letter-spacing="-0.0102in" fo:font-style="italic" style:text-underline-style="solid" style:text-underline-width="auto" style:text-underline-color="font-color" fo:font-weight="normal" officeooo:rsid="000f147c" officeooo:paragraph-rsid="000f147c" style:font-size-asian="12pt" style:font-style-asian="italic" style:font-size-complex="12pt" style:font-style-complex="italic" fo:padding="0in" fo:border="none"/>
    </style:style>
    <style:style style:name="P23" style:family="paragraph" style:parent-style-name="Text_20_body">
      <style:paragraph-properties fo:text-align="center" style:justify-single-word="false"/>
      <style:text-properties fo:font-variant="normal" fo:text-transform="none" fo:color="#000000" style:font-name="Arial" fo:font-size="12pt" fo:letter-spacing="-0.0102in" fo:font-style="italic" style:text-underline-style="solid" style:text-underline-width="auto" style:text-underline-color="font-color" fo:font-weight="normal" officeooo:rsid="000fa800" officeooo:paragraph-rsid="000fa800" style:font-size-asian="12pt" style:font-style-asian="italic" style:font-size-complex="12pt" style:font-style-complex="italic" fo:padding="0in" fo:border="none"/>
    </style:style>
    <style:style style:name="P24" style:family="paragraph" style:parent-style-name="Text_20_body">
      <style:text-properties fo:font-variant="normal" fo:text-transform="none" fo:color="#000000" style:font-name="Arial" fo:font-size="12pt" fo:letter-spacing="-0.0102in" fo:font-style="normal" fo:font-weight="normal" officeooo:rsid="000fa800" officeooo:paragraph-rsid="000fa800" style:font-size-asian="12pt" style:font-size-complex="12pt" fo:padding="0in" fo:border="none"/>
    </style:style>
    <style:style style:name="P25" style:family="paragraph" style:parent-style-name="Text_20_body">
      <style:paragraph-properties fo:margin-left="0in" fo:margin-right="0in" fo:margin-top="0.1563in" fo:margin-bottom="0in" style:contextual-spacing="false" fo:text-indent="0in" style:auto-text-indent="false" fo:padding="0in" fo:border="none"/>
      <style:text-properties fo:color="#000000" style:font-name="Arial" fo:font-size="12pt" style:font-size-asian="12pt" style:font-size-complex="12pt"/>
    </style:style>
    <style:style style:name="P26" style:family="paragraph" style:parent-style-name="Text_20_body">
      <style:paragraph-properties fo:margin-left="0in" fo:margin-right="0in" fo:margin-top="0.1563in" fo:margin-bottom="0in" style:contextual-spacing="false" fo:text-indent="0in" style:auto-text-indent="false" fo:padding="0in" fo:border="none"/>
      <style:text-properties fo:color="#000000" style:font-name="Arial" fo:font-size="12pt" officeooo:rsid="0010982c" officeooo:paragraph-rsid="0010982c" style:font-size-asian="12pt" style:font-size-complex="12pt"/>
    </style:style>
    <style:style style:name="P27" style:family="paragraph" style:parent-style-name="Text_20_body">
      <style:paragraph-properties fo:margin-left="0in" fo:margin-right="0in" fo:margin-top="0.1563in" fo:margin-bottom="0in" style:contextual-spacing="false" fo:text-indent="0in" style:auto-text-indent="false" fo:padding="0in" fo:border="none"/>
      <style:text-properties fo:color="#000000" style:font-name="Arial" fo:font-size="12pt" style:text-underline-style="solid" style:text-underline-width="auto" style:text-underline-color="font-color" officeooo:rsid="0010982c" officeooo:paragraph-rsid="0010982c" style:font-size-asian="12pt" style:font-size-complex="12pt"/>
    </style:style>
    <style:style style:name="P28" style:family="paragraph" style:parent-style-name="Text_20_body">
      <style:paragraph-properties fo:margin-left="0in" fo:margin-right="0in" fo:margin-top="0.1563in" fo:margin-bottom="0in" style:contextual-spacing="false" fo:text-indent="0in" style:auto-text-indent="false" fo:padding="0in" fo:border="none"/>
      <style:text-properties fo:color="#000000" style:font-name="Arial" fo:font-size="12pt" officeooo:paragraph-rsid="0010982c"/>
    </style:style>
    <style:style style:name="P29" style:family="paragraph" style:parent-style-name="Text_20_body">
      <style:paragraph-properties fo:margin-left="0in" fo:margin-right="0in" fo:margin-top="0.1563in" fo:margin-bottom="0in" style:contextual-spacing="false" fo:text-indent="0in" style:auto-text-indent="false" fo:padding="0in" fo:border="none"/>
      <style:text-properties fo:color="#000000" style:font-name="Arial" fo:font-size="12pt" officeooo:rsid="00119424" officeooo:paragraph-rsid="00119424"/>
    </style:style>
    <style:style style:name="P30" style:family="paragraph" style:parent-style-name="Text_20_body">
      <style:paragraph-properties fo:margin-left="0in" fo:margin-right="0in" fo:margin-top="0.1563in" fo:margin-bottom="0in" style:contextual-spacing="false" fo:text-indent="0in" style:auto-text-indent="false" fo:padding="0in" fo:border="none"/>
      <style:text-properties fo:font-variant="normal" fo:text-transform="none" fo:color="#000000" style:font-name="Arial" fo:font-size="12pt" fo:letter-spacing="normal" fo:font-style="normal" fo:font-weight="normal" officeooo:rsid="00119424" officeooo:paragraph-rsid="001204d6" style:font-size-asian="12pt" style:font-size-complex="12pt"/>
    </style:style>
    <style:style style:name="P31" style:family="paragraph" style:parent-style-name="Text_20_body">
      <style:paragraph-properties fo:margin-left="0in" fo:margin-right="0in" fo:margin-top="0.1563in" fo:margin-bottom="0in" style:contextual-spacing="false" fo:text-indent="0in" style:auto-text-indent="false" fo:padding="0in" fo:border="none"/>
      <style:text-properties fo:font-variant="normal" fo:text-transform="none" fo:color="#000000" style:font-name="Arial" fo:font-size="12pt" fo:letter-spacing="normal" fo:font-style="normal" fo:font-weight="normal" officeooo:rsid="001228f8" officeooo:paragraph-rsid="001228f8" style:font-size-asian="12pt" style:font-size-complex="12pt"/>
    </style:style>
    <style:style style:name="T1" style:family="text">
      <style:text-properties fo:background-color="transparent" loext:char-shading-value="0" fo:padding="0in" fo:border="none"/>
    </style:style>
    <style:style style:name="T2" style:family="text">
      <style:text-properties fo:font-style="normal" fo:font-weight="normal" fo:background-color="transparent" loext:char-shading-value="0" fo:padding="0in" fo:border="none"/>
    </style:style>
    <style:style style:name="T3" style:family="text">
      <style:text-properties fo:font-style="italic" fo:font-weight="normal" fo:background-color="transparent" loext:char-shading-value="0" fo:padding="0in" fo:border="none"/>
    </style:style>
    <style:style style:name="T4" style:family="text">
      <style:text-properties fo:font-variant="normal" fo:text-transform="none" fo:letter-spacing="-0.0102in" fo:font-style="normal" fo:font-weight="normal" fo:padding="0in" fo:border="none"/>
    </style:style>
    <style:style style:name="T5" style:family="text">
      <style:text-properties fo:font-variant="normal" fo:text-transform="none" fo:letter-spacing="-0.0102in" fo:font-style="normal" fo:font-weight="normal" officeooo:rsid="000fa800" fo:padding="0in" fo:border="none"/>
    </style:style>
    <style:style style:name="T6" style:family="text">
      <style:text-properties fo:font-variant="normal" fo:text-transform="none" fo:letter-spacing="-0.0102in" fo:font-style="normal" fo:font-weight="normal" officeooo:rsid="000ffd90" fo:padding="0in" fo:border="none"/>
    </style:style>
    <style:style style:name="T7" style:family="text">
      <style:text-properties fo:font-variant="normal" fo:text-transform="none" fo:color="#000000" style:font-name="Arial" fo:font-size="12pt" fo:letter-spacing="-0.0102in" fo:font-style="normal" fo:font-weight="normal" style:font-size-asian="12pt" style:font-size-complex="12pt" fo:padding="0in" fo:border="none"/>
    </style:style>
    <style:style style:name="T8" style:family="text">
      <style:text-properties fo:font-variant="normal" fo:text-transform="none" fo:color="#000000" style:font-name="Arial" fo:font-size="14pt" fo:letter-spacing="-0.0102in" fo:font-style="normal" fo:font-weight="bold" style:font-size-asian="14pt" style:font-weight-asian="bold" style:font-size-complex="14pt" style:font-weight-complex="bold" fo:padding="0in" fo:border="none"/>
    </style:style>
    <style:style style:name="T9" style:family="text">
      <style:text-properties fo:font-variant="normal" fo:text-transform="none" fo:letter-spacing="normal" fo:font-style="normal" fo:font-weight="normal" style:font-size-asian="12pt" style:font-size-complex="12pt"/>
    </style:style>
    <style:style style:name="T10" style:family="text">
      <style:text-properties fo:font-variant="normal" fo:text-transform="none" fo:letter-spacing="normal" fo:font-style="normal" fo:font-weight="normal" officeooo:rsid="0010982c" style:font-size-asian="12pt" style:font-size-complex="12pt"/>
    </style:style>
    <style:style style:name="T11" style:family="text">
      <style:text-properties officeooo:rsid="000e8425"/>
    </style:style>
    <style:style style:name="T12" style:family="text">
      <style:text-properties officeooo:rsid="000fa800"/>
    </style:style>
    <style:style style:name="T13" style:family="text">
      <style:text-properties fo:color="#000000" style:font-name="Arial" fo:font-size="12pt" fo:letter-spacing="-0.0102in" style:font-size-asian="12pt" style:font-size-complex="12pt" fo:padding="0in" fo:border="none"/>
    </style:style>
    <style:style style:name="T14" style:family="text">
      <style:text-properties officeooo:rsid="0010982c"/>
    </style:style>
    <style:style style:name="T15" style:family="text">
      <style:text-properties officeooo:rsid="0010982c" style:font-size-asian="12pt" style:font-size-complex="12pt"/>
    </style:style>
    <style:style style:name="T16" style:family="text">
      <style:text-properties officeooo:rsid="001204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text:span text:style-name="T1">“</text:span><text:span text:style-name="T3">Proteger la innovación hoy es asegurar el futuro el día de mañana”</text:span><text:span text:style-name="T2"><text:line-break/><text:line-break/>M. Illescas</text:span></text:h>
      <text:p text:style-name="P2">Protecting innovation today is ensuring the future of tomorrow</text:p>
      <text:p text:style-name="P2"/>
      <text:p text:style-name="P2">M. Illescas</text:p>
      <text:p text:style-name="P3"/>
      <text:h text:style-name="P16" text:outline-level="3"><text:a xlink:type="simple" xlink:href="http://miapatents.com/servicios.php?lang=es#"><text:span text:style-name="T8">Patentes y modelos de utilidad</text:span></text:a></text:h>
      <text:p text:style-name="P21"/>
      <text:h text:style-name="P18" text:outline-level="5">REDACCIÓN Y TRAMITACIÓN DE SOLICITUDES DE PATENTES Y MODELOS DE UTILIDAD</text:h>
      <text:p text:style-name="P8">Redactamos la memoria de una patente o de un modelo de utilidad basándonos en la información que proporciona el cliente, con quien establecemos una estrecha colaboración vía telefónica, por videoconferencia, correo electrónico o en reuniones personales. La información técnica acerca de la invención que se va a patentar se complementa eventualmente con búsquedas a medida, realizadas por nuestro personal o por nuestros colaboradores externos.</text:p>
      <text:p text:style-name="P8">MIAPatents gestiona directamente la tramitación de solicitudes de patentes europeas, españolas e internacionales (PCT), así como de cualquier otro país en el que se quiera obtener la protección, donde contamos con una red de asociados extranjeros de confianza, lo que nos permite ofrecer unos servicios de tramitación de alta calidad en todo el mundo.</text:p>
      <text:h text:style-name="P13" text:outline-level="5">INFORMES DE PATENTABILIDAD</text:h>
      <text:p text:style-name="P8">Elaboramos informes a medida sobre patentabilidad valorando, frente al estado de la técnica aportado por el cliente u obtenido por nuestros técnicos, si una invención cumple con los requisitos de patentabilidad y cuál es el alcance de la protección que puede obtenerse.</text:p>
      <text:h text:style-name="P13" text:outline-level="5">INFORMES DE LIBERTAD DE OPERACIÓN (FREEDOM TO OPERATE, FTO)</text:h>
      <text:p text:style-name="P8">MIAPatents cuenta con una dilatada y demostrada experiencia en evaluar el riesgo de infracción de los derechos de terceros por parte de un determinado producto o actividad. Estos informes resultan cruciales antes de cada nuevo lanzamiento al mercado.</text:p>
      <text:h text:style-name="P13" text:outline-level="5">VIGILANCIA TECNOLÓGICA</text:h>
      <text:p text:style-name="P8">Además de los servicios tradicionales de tramitación de patentes ofrecemos sistemas de alerta globales que permiten obtener información actualizada de nuevas solicitudes de patentes y diseños en determinados sectores tecnológicos.</text:p>
      <text:p text:style-name="P8"/>
      <text:p text:style-name="P12"><text:soft-page-break/>Patents and utility models</text:p>
      <text:p text:style-name="P11">Patent and utility models application drafting and processing</text:p>
      <text:p text:style-name="P9">We draft the patent's or utility model's report<text:span text:style-name="T12">s</text:span>, based on the information provided by the client, with whom we establish a close working relationship by any means o<text:span text:style-name="T12">f</text:span> communication available (phone, <text:span text:style-name="T12">video conference</text:span>, email or personal meeting). The technical information regarding the invention <text:span text:style-name="T11">to</text:span> be patent is complemented with custom <text:span text:style-name="T11">defined</text:span> research <text:span text:style-name="T11">catered by our expert staff or external consultants.</text:span></text:p>
      <text:p text:style-name="P10">MIAPatents handles the proceedings of european, spanish and international patents (PCT) directly, as well as any other country in which the client wishes to obtain protection, where we have a network of trusted partners, which allows us to offer high quality services on a worldwide level.</text:p>
      <text:p text:style-name="P5"/>
      <text:p text:style-name="P22">Patentability Reports</text:p>
      <text:p text:style-name="P6"><text:span text:style-name="T4">We put together tailored reports on patentability </text:span><text:span text:style-name="T5">assesing</text:span><text:span text:style-name="T4">, </text:span><text:span text:style-name="T5">the state of the art provided by the client or our own technicians, whether the</text:span><text:span text:style-name="T4"> invention complies with the requirements in order to be patented, as well as the reach that can be expected </text:span><text:span text:style-name="T5">in regards to</text:span><text:span text:style-name="T4"> the protection.</text:span></text:p>
      <text:p text:style-name="P23">Freedom to Operate Reports (FTO)</text:p>
      <text:p text:style-name="P7"><text:span text:style-name="T4">MIAPatents has a vast and proven experience in evaluating the risk of infringment in the rights of third parties by a determined product or activity. </text:span><text:span text:style-name="T6">These</text:span><text:span text:style-name="T4"> reports are crucial on each new market launch.</text:span></text:p>
      <text:p text:style-name="P23">Technological Monitoring</text:p>
      <text:p text:style-name="P24">In addition to the traditional patent processing services, we offer global alert systems, that allow the obtainment of up to date information on new patent requests and designs in certain technology sectors.</text:p>
      <text:h text:style-name="P15" text:outline-level="3"/>
      <text:h text:style-name="P15" text:outline-level="3"/>
      <text:h text:style-name="P15" text:outline-level="3"><text:a xlink:type="simple" xlink:href="http://miapatents.com/servicios.php?lang=es#"><text:span text:style-name="T7">Marcas y diseños</text:span></text:a></text:h>
      <text:p text:style-name="P5">En MIAPatents asesoramos en la protección de nuevas marcas y diseños, minimizando los riegos de infracción de derechos de terceros.</text:p>
      <text:p text:style-name="P8">Presentamos y tramitamos registros en la Oficina Española de Patentes y Marcas (OEPM), la Oficina de Armonización del Mercado Interior (OAMI) y la Organización Mundial de la Propiedad Intelectual (OMPI). Ofrecemos además búsquedas de antecedentes y estudios de infracción y nulidad.</text:p>
      <text:p text:style-name="P8">En paralelo ayudamos en la protección y registro de nombres de dominio.</text:p>
      <text:p text:style-name="P8"/>
      <text:p text:style-name="P27"><text:soft-page-break/>Trademarks &amp; designs</text:p>
      <text:p text:style-name="P26">At MIAPatents, we provide counselling in the matters of trademarks and designs, minimizing the risks of copyrights infractions.</text:p>
      <text:p text:style-name="P28"><text:span text:style-name="T15">We process registration at the Spanish Patent and Trademark Office (SPTO), </text:span><text:span text:style-name="T9">Office for Harmonization in the Internal Market </text:span><text:span text:style-name="T10">(OHIM) and the World Intellectual Property Organization (</text:span><text:span text:style-name="T9">WIPO</text:span><text:span text:style-name="T10">). In addition, we also offer background checks and studies of infringement and nullity.</text:span></text:p>
      <text:p text:style-name="P29"><text:span text:style-name="T10">W</text:span><text:span text:style-name="T9">hile also helping in the protection and registration of domain names.</text:span></text:p>
      <text:h text:style-name="P15" text:outline-level="3"><text:a xlink:type="simple" xlink:href="http://miapatents.com/servicios.php?lang=es#"><text:span text:style-name="T7">Propiedad intelectual</text:span></text:a></text:h>
      <text:p text:style-name="P1">En MIAPatents protegemos los derechos de artistas y creadores, en especial los desarrollos de software, a través de estrategias de protección ad hoc que pueden incluir registros de propiedad intelectual.</text:p>
      <text:p text:style-name="P1"/>
      <text:p text:style-name="P20">Intellectual Property</text:p>
      <text:p text:style-name="P20"/>
      <text:p text:style-name="P20">At MIAPatents we protect the rights of artists and inventors, specially in the sector of software development, through ad hoc protection strategies that can include registration of intellectual property.</text:p>
      <text:p text:style-name="P20"/>
      <text:p text:style-name="P20">Legal Counsel</text:p>
      <text:p text:style-name="P20"/>
      <text:p text:style-name="P20">Our firm counts with an ample experience in legal matters related to copyrights defense in court, <text:span text:style-name="T16">drawing up assessments and legal opinions, expert reports, contracts and licenses.</text:span></text:p>
      <text:p text:style-name="P30"><text:span text:style-name="T14">We process registration before the European Patent Office and the Spanish Patent and Trademark Office, and thanks to our associates overseas, we can consult in proceedings of similar nature in other jurisdictions, including the United States of America.</text:span></text:p>
      <text:p text:style-name="P31">Thanks to the experience of the teams at MIAPatents, we offer assistance in proceedings of anullment and infringement in patents and trademarks. Usually, our employees take part in litigation proceedings in the matter of patents and trademarks as experts and working with external offices specialized in this type of proceedings.</text:p>
      <text:p text:style-name="P31">Likewise, we guide the negotiations of patent and trademark license, transfer of technology contracts, confidentiality agreements <text:s/>and protective clauses of the inventions in employment contracts.</text:p>
      <text:p text:style-name="P20"/>
      <text:p text:style-name="P1"/>
      <text:h text:style-name="P17" text:outline-level="3"><text:a xlink:type="simple" xlink:href="http://miapatents.com/servicios.php?lang=es#"><text:span text:style-name="T13">Asesoría legal</text:span></text:a></text:h>
      <text:p text:style-name="P4">Nuestra firma cuenta con una amplia experiencia en asuntos legales relacionados con la defensa de derechos en tribunales, elaboración de dictámenes y segundas opiniones jurídicas, informes periciales, contratos y licencias.</text:p>
      <text:p text:style-name="P8">Presentamos y tramitamos las oposiciones y recursos ante la Oficina Europea de <text:soft-page-break/>Patentes y ante la Oficina Española de Patentes y Marcas, y gracias a nuestros asociados extranjeros, podemos asesorar en procedimientos similares en otras jurisdicciones, <text:s/>incluyendo los Estados Unidos.</text:p>
      <text:p text:style-name="P8">Por la experiencia de su equipo MIAPatents ofrece asistencia en procedimientos de anulación e infracción de patentes y marcas. Habitualmente su personal participa en litigios en materia de patentes y marcas como peritos y colaborando con despachos externos especializados en este tipo de procesos.</text:p>
      <text:p text:style-name="P8">Asimismo orientamos en la negociación de licencias de patentes y marcas, contratos de transferencia de tecnología, contratos de confidencialidad y cláusulas de protección de las invenciones en contratos labora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Times New Roman', Times, serif"/>
    <style:font-face style:name="Montserrat" svg:font-family="Montserrat, sans-serif"/>
    <style:font-face style:name="Roboto" svg:font-family="Roboto, sans-serif"/>
    <style:font-face style:name="Segoe UI" svg:font-family="'Segoe UI', 'DejaVu Sans', 'Trebuchet MS', Verdan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14:00:05.690826118</meta:creation-date>
    <dc:date>2015-08-03T18:12:15.333278015</dc:date>
    <meta:editing-duration>PT1H30M40S</meta:editing-duration>
    <meta:editing-cycles>2</meta:editing-cycles>
    <meta:generator>LibreOffice/4.2.8.2$Linux_X86_64 LibreOffice_project/420m0$Build-2</meta:generator>
    <meta:document-statistic meta:table-count="0" meta:image-count="0" meta:object-count="0" meta:page-count="4" meta:paragraph-count="45" meta:word-count="1020" meta:character-count="6887" meta:non-whitespace-character-count="5909"/>
  </office:meta>
</office:document-meta>
</file>